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11.311cm"/>
    </style:style>
    <style:style style:name="gr2" style:family="graphic" style:parent-style-name="standard">
      <style:graphic-properties draw:textarea-horizontal-align="justify" draw:textarea-vertical-align="top" draw:auto-grow-height="false" fo:min-height="2.163cm" fo:min-width="5.34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811cm" svg:height="1.016cm" svg:x="4.556cm" svg:y="2.905cm">
          <text:p text:style-name="P1">Bindings Common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42cm" svg:height="2.413cm" svg:x="4.556cm" svg:y="4.048cm">
          <text:p text:style-name="P1">Master</text:p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842cm" svg:height="2.413cm" svg:x="10.525cm" svg:y="4.048cm">
          <text:p text:style-name="P1">API</text:p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842cm" svg:height="2.413cm" svg:x="4.556cm" svg:y="6.588cm">
          <text:p text:style-name="P1">Utils</text:p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842cm" svg:height="2.413cm" svg:x="10.525cm" svg:y="6.588cm">
          <text:p text:style-name="P1">Worker</text:p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3T12:12:16.648107513</meta:creation-date>
    <dc:date>2019-01-08T11:31:38.184656305</dc:date>
    <meta:editing-duration>PT20M34S</meta:editing-duration>
    <meta:editing-cycles>7</meta:editing-cycles>
    <meta:generator>LibreOffice/6.0.7.3$Linux_X86_64 LibreOffice_project/00m0$Build-3</meta:generator>
    <meta:document-statistic meta:object-count="5"/>
  </office:meta>
</office:document-meta>
</file>